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90-08-20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0-10-2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0-10-1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22-08-18</text:p>
          </table:table-cell>
        </table:table-row>
        <table:table-row table:style-name="ro2">
          <table:table-cell office:value-type="string" calcext:value-type="string">
            <text:p><text:a xlink:href="javascript:sym(39081)" xlink:type="simple">Chalimbana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2">
          <table:table-cell office:value-type="string" calcext:value-type="string">
            <text:p><text:a xlink:href="javascript:sym(35721)" xlink:type="simple">Chama</text:a>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...</text:p>
          </table:table-cell>
          <table:table-cell office:value-type="float" office:value="3597" calcext:value-type="float">
            <text:p>3597</text:p>
          </table:table-cell>
          <table:table-cell office:value-type="float" office:value="7029" calcext:value-type="float">
            <text:p>7029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2">
          <table:table-cell office:value-type="string" calcext:value-type="string">
            <text:p><text:a xlink:href="javascript:sym(32836)" xlink:type="simple">Chambishi</text:a></text:p>
          </table:table-cell>
          <table:table-cell office:value-type="string" calcext:value-type="string">
            <text:p>COP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...</text:p>
          </table:table-cell>
          <table:table-cell office:value-type="float" office:value="24152" calcext:value-type="float">
            <text:p>24152</text:p>
          </table:table-cell>
          <table:table-cell office:value-type="float" office:value="34888" calcext:value-type="float">
            <text:p>34888</text:p>
          </table:table-cell>
        </table:table-row>
        <table:table-row table:style-name="ro2">
          <table:table-cell office:value-type="string" calcext:value-type="string">
            <text:p><text:a xlink:href="javascript:sym(35725)" xlink:type="simple">Chavuma</text:a></text:p>
          </table:table-cell>
          <table:table-cell office:value-type="string" calcext:value-type="string">
            <text:p>NW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652" calcext:value-type="float">
            <text:p>4652</text:p>
          </table:table-cell>
          <table:table-cell office:value-type="float" office:value="18902" calcext:value-type="float">
            <text:p>18902</text:p>
          </table:table-cell>
        </table:table-row>
        <table:table-row table:style-name="ro3">
          <table:table-cell office:value-type="string" calcext:value-type="string">
            <text:p><text:a xlink:href="javascript:sym(39075)" xlink:type="simple">Chiengi</text:a> (Chienge)</text:p>
          </table:table-cell>
          <table:table-cell office:value-type="string" calcext:value-type="string">
            <text:p>L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23" calcext:value-type="float">
            <text:p>3623</text:p>
          </table:table-cell>
          <table:table-cell office:value-type="float" office:value="15165" calcext:value-type="float">
            <text:p>15165</text:p>
          </table:table-cell>
        </table:table-row>
        <table:table-row table:style-name="ro2">
          <table:table-cell office:value-type="string" calcext:value-type="string">
            <text:p><text:a xlink:href="javascript:sym(35718)" xlink:type="simple">Chilanga</text:a>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632" calcext:value-type="float">
            <text:p>18632</text:p>
          </table:table-cell>
          <table:table-cell office:value-type="float" office:value="54046" calcext:value-type="float">
            <text:p>54046</text:p>
          </table:table-cell>
        </table:table-row>
        <table:table-row table:style-name="ro2">
          <table:table-cell office:value-type="string" calcext:value-type="string">
            <text:p><text:a xlink:href="javascript:sym(352)" xlink:type="simple">Chililabombwe</text:a></text:p>
          </table:table-cell>
          <table:table-cell office:value-type="string" calcext:value-type="string">
            <text:p>COP</text:p>
          </table:table-cell>
          <table:table-cell office:value-type="float" office:value="48055" calcext:value-type="float">
            <text:p>48055</text:p>
          </table:table-cell>
          <table:table-cell office:value-type="float" office:value="54504" calcext:value-type="float">
            <text:p>54504</text:p>
          </table:table-cell>
          <table:table-cell office:value-type="float" office:value="77818" calcext:value-type="float">
            <text:p>77818</text:p>
          </table:table-cell>
          <table:table-cell office:value-type="float" office:value="113876" calcext:value-type="float">
            <text:p>113876</text:p>
          </table:table-cell>
        </table:table-row>
        <table:table-row table:style-name="ro2">
          <table:table-cell office:value-type="string" calcext:value-type="string">
            <text:p><text:a xlink:href="javascript:sym(39077)" xlink:type="simple">Chilongolo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662" calcext:value-type="float">
            <text:p>13662</text:p>
          </table:table-cell>
        </table:table-row>
        <table:table-row table:style-name="ro2">
          <table:table-cell office:value-type="string" calcext:value-type="string">
            <text:p><text:a xlink:href="javascript:sym(35722)" xlink:type="simple">Chilub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3542" calcext:value-type="float">
            <text:p>3542</text:p>
          </table:table-cell>
          <table:table-cell office:value-type="float" office:value="4295" calcext:value-type="float">
            <text:p>4295</text:p>
          </table:table-cell>
          <table:table-cell office:value-type="float" office:value="9962" calcext:value-type="float">
            <text:p>9962</text:p>
          </table:table-cell>
        </table:table-row>
        <table:table-row table:style-name="ro2">
          <table:table-cell office:value-type="string" calcext:value-type="string">
            <text:p><text:a xlink:href="javascript:sym(353)" xlink:type="simple">Chingola</text:a></text:p>
          </table:table-cell>
          <table:table-cell office:value-type="string" calcext:value-type="string">
            <text:p>COP</text:p>
          </table:table-cell>
          <table:table-cell office:value-type="float" office:value="142383" calcext:value-type="float">
            <text:p>142383</text:p>
          </table:table-cell>
          <table:table-cell office:value-type="float" office:value="147448" calcext:value-type="float">
            <text:p>147448</text:p>
          </table:table-cell>
          <table:table-cell office:value-type="float" office:value="185246" calcext:value-type="float">
            <text:p>185246</text:p>
          </table:table-cell>
          <table:table-cell office:value-type="float" office:value="256560" calcext:value-type="float">
            <text:p>256560</text:p>
          </table:table-cell>
        </table:table-row>
        <table:table-row table:style-name="ro2">
          <table:table-cell office:value-type="string" calcext:value-type="string">
            <text:p><text:a xlink:href="javascript:sym(39084)" xlink:type="simple">Chinkuli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2">
          <table:table-cell office:value-type="string" calcext:value-type="string">
            <text:p><text:a xlink:href="javascript:sym(21531)" xlink:type="simple">Chinsali</text:a></text:p>
          </table:table-cell>
          <table:table-cell office:value-type="string" calcext:value-type="string">
            <text:p>MUC</text:p>
          </table:table-cell>
          <table:table-cell office:value-type="float" office:value="7509" calcext:value-type="float">
            <text:p>7509</text:p>
          </table:table-cell>
          <table:table-cell office:value-type="float" office:value="11507" calcext:value-type="float">
            <text:p>11507</text:p>
          </table:table-cell>
          <table:table-cell office:value-type="float" office:value="15198" calcext:value-type="float">
            <text:p>15198</text:p>
          </table:table-cell>
          <table:table-cell office:value-type="float" office:value="38805" calcext:value-type="float">
            <text:p>38805</text:p>
          </table:table-cell>
        </table:table-row>
        <table:table-row table:style-name="ro2">
          <table:table-cell office:value-type="string" calcext:value-type="string">
            <text:p><text:a xlink:href="javascript:sym(354)" xlink:type="simple">Chipata</text:a></text:p>
          </table:table-cell>
          <table:table-cell office:value-type="string" calcext:value-type="string">
            <text:p>EAS</text:p>
          </table:table-cell>
          <table:table-cell office:value-type="float" office:value="52213" calcext:value-type="float">
            <text:p>52213</text:p>
          </table:table-cell>
          <table:table-cell office:value-type="float" office:value="73110" calcext:value-type="float">
            <text:p>73110</text:p>
          </table:table-cell>
          <table:table-cell office:value-type="float" office:value="116627" calcext:value-type="float">
            <text:p>116627</text:p>
          </table:table-cell>
          <table:table-cell office:value-type="float" office:value="188020" calcext:value-type="float">
            <text:p>188020</text:p>
          </table:table-cell>
        </table:table-row>
        <table:table-row table:style-name="ro2">
          <table:table-cell office:value-type="string" calcext:value-type="string">
            <text:p><text:a xlink:href="javascript:sym(35719)" xlink:type="simple">Chirundu</text:a></text:p>
          </table:table-cell>
          <table:table-cell office:value-type="string" calcext:value-type="string">
            <text:p>S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585" calcext:value-type="float">
            <text:p>13585</text:p>
          </table:table-cell>
          <table:table-cell office:value-type="float" office:value="35403" calcext:value-type="float">
            <text:p>35403</text:p>
          </table:table-cell>
        </table:table-row>
        <table:table-row table:style-name="ro2">
          <table:table-cell office:value-type="string" calcext:value-type="string">
            <text:p><text:a xlink:href="javascript:sym(39064)" xlink:type="simple">Chisankane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1014" calcext:value-type="float">
            <text:p>41014</text:p>
          </table:table-cell>
        </table:table-row>
        <table:table-row table:style-name="ro2">
          <table:table-cell office:value-type="string" calcext:value-type="string">
            <text:p><text:a xlink:href="javascript:sym(1531)" xlink:type="simple">Choma</text:a></text:p>
          </table:table-cell>
          <table:table-cell office:value-type="string" calcext:value-type="string">
            <text:p>SOU</text:p>
          </table:table-cell>
          <table:table-cell office:value-type="float" office:value="30143" calcext:value-type="float">
            <text:p>30143</text:p>
          </table:table-cell>
          <table:table-cell office:value-type="float" office:value="40405" calcext:value-type="float">
            <text:p>40405</text:p>
          </table:table-cell>
          <table:table-cell office:value-type="float" office:value="51842" calcext:value-type="float">
            <text:p>51842</text:p>
          </table:table-cell>
          <table:table-cell office:value-type="float" office:value="98974" calcext:value-type="float">
            <text:p>98974</text:p>
          </table:table-cell>
        </table:table-row>
        <table:table-row table:style-name="ro2">
          <table:table-cell office:value-type="string" calcext:value-type="string">
            <text:p><text:a xlink:href="javascript:sym(31480)" xlink:type="simple">Chongwe</text:a>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...</text:p>
          </table:table-cell>
          <table:table-cell office:value-type="float" office:value="5224" calcext:value-type="float">
            <text:p>5224</text:p>
          </table:table-cell>
          <table:table-cell office:value-type="float" office:value="12160" calcext:value-type="float">
            <text:p>12160</text:p>
          </table:table-cell>
          <table:table-cell office:value-type="float" office:value="57443" calcext:value-type="float">
            <text:p>57443</text:p>
          </table:table-cell>
        </table:table-row>
        <table:table-row table:style-name="ro1">
          <table:table-cell office:value-type="string" calcext:value-type="string">
            <text:p><text:a xlink:href="javascript:sym(35711)" xlink:type="simple">Chunga</text:a> (incl. Katuba, Mungule)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56" calcext:value-type="float">
            <text:p>6456</text:p>
          </table:table-cell>
          <table:table-cell office:value-type="float" office:value="115539" calcext:value-type="float">
            <text:p>115539</text:p>
          </table:table-cell>
        </table:table-row>
        <table:table-row table:style-name="ro2">
          <table:table-cell office:value-type="string" calcext:value-type="string">
            <text:p><text:a xlink:href="javascript:sym(39076)" xlink:type="simple">Ibenga</text:a></text:p>
          </table:table-cell>
          <table:table-cell office:value-type="string" calcext:value-type="string">
            <text:p>COP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056" calcext:value-type="float">
            <text:p>14056</text:p>
          </table:table-cell>
        </table:table-row>
        <table:table-row table:style-name="ro2">
          <table:table-cell office:value-type="string" calcext:value-type="string">
            <text:p><text:a xlink:href="javascript:sym(20316)" xlink:type="simple">Isoka</text:a></text:p>
          </table:table-cell>
          <table:table-cell office:value-type="string" calcext:value-type="string">
            <text:p>MUC</text:p>
          </table:table-cell>
          <table:table-cell office:value-type="float" office:value="8596" calcext:value-type="float">
            <text:p>8596</text:p>
          </table:table-cell>
          <table:table-cell office:value-type="float" office:value="11488" calcext:value-type="float">
            <text:p>11488</text:p>
          </table:table-cell>
          <table:table-cell office:value-type="float" office:value="17295" calcext:value-type="float">
            <text:p>17295</text:p>
          </table:table-cell>
          <table:table-cell office:value-type="float" office:value="31739" calcext:value-type="float">
            <text:p>31739</text:p>
          </table:table-cell>
        </table:table-row>
        <table:table-row table:style-name="ro2">
          <table:table-cell office:value-type="string" calcext:value-type="string">
            <text:p><text:a xlink:href="javascript:sym(31484)" xlink:type="simple">Itezhi-Tezhi</text:a></text:p>
          </table:table-cell>
          <table:table-cell office:value-type="string" calcext:value-type="string">
            <text:p>SOU</text:p>
          </table:table-cell>
          <table:table-cell office:value-type="float" office:value="5027" calcext:value-type="float">
            <text:p>5027</text:p>
          </table:table-cell>
          <table:table-cell office:value-type="float" office:value="6876" calcext:value-type="float">
            <text:p>6876</text:p>
          </table:table-cell>
          <table:table-cell office:value-type="float" office:value="13858" calcext:value-type="float">
            <text:p>13858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2">
          <table:table-cell office:value-type="string" calcext:value-type="string">
            <text:p><text:a xlink:href="javascript:sym(35726)" xlink:type="simple">Kabompo</text:a>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5799" calcext:value-type="float">
            <text:p>5799</text:p>
          </table:table-cell>
          <table:table-cell office:value-type="float" office:value="9865" calcext:value-type="float">
            <text:p>9865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2">
          <table:table-cell office:value-type="string" calcext:value-type="string">
            <text:p><text:a xlink:href="javascript:sym(355)" xlink:type="simple">Kabwe</text:a></text:p>
          </table:table-cell>
          <table:table-cell office:value-type="string" calcext:value-type="string">
            <text:p>CEN</text:p>
          </table:table-cell>
          <table:table-cell office:value-type="float" office:value="154318" calcext:value-type="float">
            <text:p>154318</text:p>
          </table:table-cell>
          <table:table-cell office:value-type="float" office:value="176758" calcext:value-type="float">
            <text:p>17675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88598" calcext:value-type="float">
            <text:p>288598</text:p>
          </table:table-cell>
        </table:table-row>
        <table:table-row table:style-name="ro2">
          <table:table-cell office:value-type="string" calcext:value-type="string">
            <text:p><text:a xlink:href="javascript:sym(356)" xlink:type="simple">Kafue</text:a></text:p>
          </table:table-cell>
          <table:table-cell office:value-type="string" calcext:value-type="string">
            <text:p>LUS</text:p>
          </table:table-cell>
          <table:table-cell office:value-type="float" office:value="43801" calcext:value-type="float">
            <text:p>43801</text:p>
          </table:table-cell>
          <table:table-cell office:value-type="float" office:value="45890" calcext:value-type="float">
            <text:p>45890</text:p>
          </table:table-cell>
          <table:table-cell office:value-type="float" office:value="71573" calcext:value-type="float">
            <text:p>71573</text:p>
          </table:table-cell>
          <table:table-cell office:value-type="float" office:value="104174" calcext:value-type="float">
            <text:p>104174</text:p>
          </table:table-cell>
        </table:table-row>
        <table:table-row table:style-name="ro2">
          <table:table-cell office:value-type="string" calcext:value-type="string">
            <text:p><text:a xlink:href="javascript:sym(39072)" xlink:type="simple">Kalabo</text:a>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78" calcext:value-type="float">
            <text:p>2178</text:p>
          </table:table-cell>
          <table:table-cell office:value-type="float" office:value="18477" calcext:value-type="float">
            <text:p>18477</text:p>
          </table:table-cell>
        </table:table-row>
        <table:table-row table:style-name="ro2">
          <table:table-cell office:value-type="string" calcext:value-type="string">
            <text:p><text:a xlink:href="javascript:sym(20317)" xlink:type="simple">Kalomo</text:a></text:p>
          </table:table-cell>
          <table:table-cell office:value-type="string" calcext:value-type="string">
            <text:p>SOU</text:p>
          </table:table-cell>
          <table:table-cell office:value-type="float" office:value="8386" calcext:value-type="float">
            <text:p>8386</text:p>
          </table:table-cell>
          <table:table-cell office:value-type="float" office:value="11004" calcext:value-type="float">
            <text:p>11004</text:p>
          </table:table-cell>
          <table:table-cell office:value-type="float" office:value="15394" calcext:value-type="float">
            <text:p>15394</text:p>
          </table:table-cell>
          <table:table-cell office:value-type="float" office:value="30781" calcext:value-type="float">
            <text:p>30781</text:p>
          </table:table-cell>
        </table:table-row>
        <table:table-row table:style-name="ro2">
          <table:table-cell office:value-type="string" calcext:value-type="string">
            <text:p><text:a xlink:href="javascript:sym(357)" xlink:type="simple">Kalulushi</text:a></text:p>
          </table:table-cell>
          <table:table-cell office:value-type="string" calcext:value-type="string">
            <text:p>COP</text:p>
          </table:table-cell>
          <table:table-cell office:value-type="float" office:value="31474" calcext:value-type="float">
            <text:p>31474</text:p>
          </table:table-cell>
          <table:table-cell office:value-type="string" calcext:value-type="string">
            <text:p>...</text:p>
          </table:table-cell>
          <table:table-cell office:value-type="float" office:value="51863" calcext:value-type="float">
            <text:p>51863</text:p>
          </table:table-cell>
          <table:table-cell office:value-type="float" office:value="104046" calcext:value-type="float">
            <text:p>104046</text:p>
          </table:table-cell>
        </table:table-row>
        <table:table-row table:style-name="ro2">
          <table:table-cell office:value-type="string" calcext:value-type="string">
            <text:p><text:a xlink:href="javascript:sym(20324)" xlink:type="simple">Kaoma</text:a></text:p>
          </table:table-cell>
          <table:table-cell office:value-type="string" calcext:value-type="string">
            <text:p>WES</text:p>
          </table:table-cell>
          <table:table-cell office:value-type="float" office:value="9165" calcext:value-type="float">
            <text:p>9165</text:p>
          </table:table-cell>
          <table:table-cell office:value-type="float" office:value="12363" calcext:value-type="float">
            <text:p>12363</text:p>
          </table:table-cell>
          <table:table-cell office:value-type="float" office:value="19851" calcext:value-type="float">
            <text:p>19851</text:p>
          </table:table-cell>
          <table:table-cell office:value-type="float" office:value="34347" calcext:value-type="float">
            <text:p>34347</text:p>
          </table:table-cell>
        </table:table-row>
        <table:table-row table:style-name="ro2">
          <table:table-cell office:value-type="string" calcext:value-type="string">
            <text:p><text:a xlink:href="javascript:sym(11963)" xlink:type="simple">Kapiri Mposhi</text:a></text:p>
          </table:table-cell>
          <table:table-cell office:value-type="string" calcext:value-type="string">
            <text:p>CEN</text:p>
          </table:table-cell>
          <table:table-cell office:value-type="float" office:value="13540" calcext:value-type="float">
            <text:p>13540</text:p>
          </table:table-cell>
          <table:table-cell office:value-type="float" office:value="27219" calcext:value-type="float">
            <text:p>27219</text:p>
          </table:table-cell>
          <table:table-cell office:value-type="float" office:value="44783" calcext:value-type="float">
            <text:p>44783</text:p>
          </table:table-cell>
          <table:table-cell office:value-type="float" office:value="83211" calcext:value-type="float">
            <text:p>83211</text:p>
          </table:table-cell>
        </table:table-row>
        <table:table-row table:style-name="ro2">
          <table:table-cell office:value-type="string" calcext:value-type="string">
            <text:p><text:a xlink:href="javascript:sym(35723)" xlink:type="simple">Kaput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2351" calcext:value-type="float">
            <text:p>2351</text:p>
          </table:table-cell>
          <table:table-cell office:value-type="float" office:value="9210" calcext:value-type="float">
            <text:p>9210</text:p>
          </table:table-cell>
          <table:table-cell office:value-type="float" office:value="35663" calcext:value-type="float">
            <text:p>35663</text:p>
          </table:table-cell>
        </table:table-row>
        <table:table-row table:style-name="ro2">
          <table:table-cell office:value-type="string" calcext:value-type="string">
            <text:p><text:a xlink:href="javascript:sym(358)" xlink:type="simple">Kasama</text:a></text:p>
          </table:table-cell>
          <table:table-cell office:value-type="string" calcext:value-type="string">
            <text:p>NOR</text:p>
          </table:table-cell>
          <table:table-cell office:value-type="float" office:value="47653" calcext:value-type="float">
            <text:p>47653</text:p>
          </table:table-cell>
          <table:table-cell office:value-type="float" office:value="74243" calcext:value-type="float">
            <text:p>74243</text:p>
          </table:table-cell>
          <table:table-cell office:value-type="float" office:value="101845" calcext:value-type="float">
            <text:p>101845</text:p>
          </table:table-cell>
          <table:table-cell office:value-type="float" office:value="179636" calcext:value-type="float">
            <text:p>179636</text:p>
          </table:table-cell>
        </table:table-row>
        <table:table-row table:style-name="ro2">
          <table:table-cell office:value-type="string" calcext:value-type="string">
            <text:p><text:a xlink:href="javascript:sym(35727)" xlink:type="simple">Kasempa</text:a>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4946" calcext:value-type="float">
            <text:p>4946</text:p>
          </table:table-cell>
          <table:table-cell office:value-type="float" office:value="4402" calcext:value-type="float">
            <text:p>4402</text:p>
          </table:table-cell>
          <table:table-cell office:value-type="float" office:value="28894" calcext:value-type="float">
            <text:p>28894</text:p>
          </table:table-cell>
        </table:table-row>
        <table:table-row table:style-name="ro2">
          <table:table-cell office:value-type="string" calcext:value-type="string">
            <text:p><text:a xlink:href="javascript:sym(21532)" xlink:type="simple">Katete</text:a></text:p>
          </table:table-cell>
          <table:table-cell office:value-type="string" calcext:value-type="string">
            <text:p>EAS</text:p>
          </table:table-cell>
          <table:table-cell office:value-type="float" office:value="7165" calcext:value-type="float">
            <text:p>7165</text:p>
          </table:table-cell>
          <table:table-cell office:value-type="float" office:value="10413" calcext:value-type="float">
            <text:p>10413</text:p>
          </table:table-cell>
          <table:table-cell office:value-type="float" office:value="17998" calcext:value-type="float">
            <text:p>17998</text:p>
          </table:table-cell>
          <table:table-cell office:value-type="float" office:value="45402" calcext:value-type="float">
            <text:p>45402</text:p>
          </table:table-cell>
        </table:table-row>
        <table:table-row table:style-name="ro2">
          <table:table-cell office:value-type="string" calcext:value-type="string">
            <text:p><text:a xlink:href="javascript:sym(26284)" xlink:type="simple">Kawambwa</text:a></text:p>
          </table:table-cell>
          <table:table-cell office:value-type="string" calcext:value-type="string">
            <text:p>L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53" calcext:value-type="float">
            <text:p>15953</text:p>
          </table:table-cell>
          <table:table-cell office:value-type="float" office:value="31161" calcext:value-type="float">
            <text:p>31161</text:p>
          </table:table-cell>
        </table:table-row>
        <table:table-row table:style-name="ro2">
          <table:table-cell office:value-type="string" calcext:value-type="string">
            <text:p><text:a xlink:href="javascript:sym(39079)" xlink:type="simple">Kazungula</text:a></text:p>
          </table:table-cell>
          <table:table-cell office:value-type="string" calcext:value-type="string">
            <text:p>S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095" calcext:value-type="float">
            <text:p>12095</text:p>
          </table:table-cell>
        </table:table-row>
        <table:table-row table:style-name="ro2">
          <table:table-cell office:value-type="string" calcext:value-type="string">
            <text:p><text:a xlink:href="javascript:sym(39073)" xlink:type="simple">Kisasa</text:a></text:p>
          </table:table-cell>
          <table:table-cell office:value-type="string" calcext:value-type="string">
            <text:p>NW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169" calcext:value-type="float">
            <text:p>17169</text:p>
          </table:table-cell>
        </table:table-row>
        <table:table-row table:style-name="ro2">
          <table:table-cell office:value-type="string" calcext:value-type="string">
            <text:p><text:a xlink:href="javascript:sym(359)" xlink:type="simple">Kitwe</text:a>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...</text:p>
          </table:table-cell>
          <table:table-cell office:value-type="float" office:value="363734" calcext:value-type="float">
            <text:p>363734</text:p>
          </table:table-cell>
          <table:table-cell office:value-type="float" office:value="501360" calcext:value-type="float">
            <text:p>501360</text:p>
          </table:table-cell>
          <table:table-cell office:value-type="float" office:value="665961" calcext:value-type="float">
            <text:p>665961</text:p>
          </table:table-cell>
        </table:table-row>
        <table:table-row table:style-name="ro2">
          <table:table-cell office:value-type="string" calcext:value-type="string">
            <text:p><text:a xlink:href="javascript:sym(39080)" xlink:type="simple">Limulunga</text:a>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3">
          <table:table-cell office:value-type="string" calcext:value-type="string">
            <text:p><text:a xlink:href="javascript:sym(360)" xlink:type="simple">Livingstone</text:a> (Maramba)</text:p>
          </table:table-cell>
          <table:table-cell office:value-type="string" calcext:value-type="string">
            <text:p>SOU</text:p>
          </table:table-cell>
          <table:table-cell office:value-type="float" office:value="76875" calcext:value-type="float">
            <text:p>76875</text:p>
          </table:table-cell>
          <table:table-cell office:value-type="float" office:value="97488" calcext:value-type="float">
            <text:p>97488</text:p>
          </table:table-cell>
          <table:table-cell office:value-type="float" office:value="134349" calcext:value-type="float">
            <text:p>134349</text:p>
          </table:table-cell>
          <table:table-cell office:value-type="float" office:value="178361" calcext:value-type="float">
            <text:p>178361</text:p>
          </table:table-cell>
        </table:table-row>
        <table:table-row table:style-name="ro2">
          <table:table-cell office:value-type="string" calcext:value-type="string">
            <text:p><text:a xlink:href="javascript:sym(35720)" xlink:type="simple">Luangwa</text:a>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...</text:p>
          </table:table-cell>
          <table:table-cell office:value-type="float" office:value="2643" calcext:value-type="float">
            <text:p>2643</text:p>
          </table:table-cell>
          <table:table-cell office:value-type="float" office:value="4797" calcext:value-type="float">
            <text:p>4797</text:p>
          </table:table-cell>
          <table:table-cell office:value-type="float" office:value="9187" calcext:value-type="float">
            <text:p>9187</text:p>
          </table:table-cell>
        </table:table-row>
        <table:table-row table:style-name="ro2">
          <table:table-cell office:value-type="string" calcext:value-type="string">
            <text:p><text:a xlink:href="javascript:sym(361)" xlink:type="simple">Luanshya</text:a></text:p>
          </table:table-cell>
          <table:table-cell office:value-type="string" calcext:value-type="string">
            <text:p>COP</text:p>
          </table:table-cell>
          <table:table-cell office:value-type="float" office:value="118143" calcext:value-type="float">
            <text:p>118143</text:p>
          </table:table-cell>
          <table:table-cell office:value-type="float" office:value="115579" calcext:value-type="float">
            <text:p>115579</text:p>
          </table:table-cell>
          <table:table-cell office:value-type="float" office:value="130076" calcext:value-type="float">
            <text:p>130076</text:p>
          </table:table-cell>
          <table:table-cell office:value-type="float" office:value="193293" calcext:value-type="float">
            <text:p>193293</text:p>
          </table:table-cell>
        </table:table-row>
        <table:table-row table:style-name="ro2">
          <table:table-cell office:value-type="string" calcext:value-type="string">
            <text:p><text:a xlink:href="javascript:sym(39082)" xlink:type="simple">Lubombo</text:a></text:p>
          </table:table-cell>
          <table:table-cell office:value-type="string" calcext:value-type="string">
            <text:p>S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811" calcext:value-type="float">
            <text:p>9811</text:p>
          </table:table-cell>
        </table:table-row>
        <table:table-row table:style-name="ro2">
          <table:table-cell office:value-type="string" calcext:value-type="string">
            <text:p><text:a xlink:href="javascript:sym(39078)" xlink:type="simple">Lubwe</text:a></text:p>
          </table:table-cell>
          <table:table-cell office:value-type="string" calcext:value-type="string">
            <text:p>LU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643" calcext:value-type="float">
            <text:p>12643</text:p>
          </table:table-cell>
        </table:table-row>
        <table:table-row table:style-name="ro2">
          <table:table-cell office:value-type="string" calcext:value-type="string">
            <text:p><text:a xlink:href="javascript:sym(32839)" xlink:type="simple">Lukulu</text:a>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3099" calcext:value-type="float">
            <text:p>3099</text:p>
          </table:table-cell>
          <table:table-cell office:value-type="float" office:value="10575" calcext:value-type="float">
            <text:p>10575</text:p>
          </table:table-cell>
          <table:table-cell office:value-type="float" office:value="19344" calcext:value-type="float">
            <text:p>19344</text:p>
          </table:table-cell>
        </table:table-row>
        <table:table-row table:style-name="ro2">
          <table:table-cell office:value-type="string" calcext:value-type="string">
            <text:p><text:a xlink:href="javascript:sym(31477)" xlink:type="simple">Lundazi</text:a></text:p>
          </table:table-cell>
          <table:table-cell office:value-type="string" calcext:value-type="string">
            <text:p>EAS</text:p>
          </table:table-cell>
          <table:table-cell office:value-type="float" office:value="5590" calcext:value-type="float">
            <text:p>5590</text:p>
          </table:table-cell>
          <table:table-cell office:value-type="float" office:value="9159" calcext:value-type="float">
            <text:p>9159</text:p>
          </table:table-cell>
          <table:table-cell office:value-type="float" office:value="15902" calcext:value-type="float">
            <text:p>15902</text:p>
          </table:table-cell>
          <table:table-cell office:value-type="float" office:value="45149" calcext:value-type="float">
            <text:p>45149</text:p>
          </table:table-cell>
        </table:table-row>
        <table:table-row table:style-name="ro2">
          <table:table-cell office:value-type="string" calcext:value-type="string">
            <text:p><text:a xlink:href="javascript:sym(362)" xlink:type="simple">Lusaka</text:a></text:p>
          </table:table-cell>
          <table:table-cell office:value-type="string" calcext:value-type="string">
            <text:p>LUS</text:p>
          </table:table-cell>
          <table:table-cell office:value-type="float" office:value="769353" calcext:value-type="float">
            <text:p>769353</text:p>
          </table:table-cell>
          <table:table-cell office:value-type="float" office:value="1084703" calcext:value-type="float">
            <text:p>1084703</text:p>
          </table:table-cell>
          <table:table-cell office:value-type="float" office:value="1747152" calcext:value-type="float">
            <text:p>1747152</text:p>
          </table:table-cell>
          <table:table-cell office:value-type="float" office:value="2212301" calcext:value-type="float">
            <text:p>2212301</text:p>
          </table:table-cell>
        </table:table-row>
        <table:table-row table:style-name="ro3">
          <table:table-cell office:value-type="string" calcext:value-type="string">
            <text:p><text:a xlink:href="javascript:sym(39068)" xlink:type="simple">Lusaka West</text:a> (Nyemba)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655" calcext:value-type="float">
            <text:p>21655</text:p>
          </table:table-cell>
        </table:table-row>
        <table:table-row table:style-name="ro2">
          <table:table-cell office:value-type="string" calcext:value-type="string">
            <text:p><text:a xlink:href="javascript:sym(31481)" xlink:type="simple">Luwingu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5398" calcext:value-type="float">
            <text:p>5398</text:p>
          </table:table-cell>
          <table:table-cell office:value-type="float" office:value="10766" calcext:value-type="float">
            <text:p>10766</text:p>
          </table:table-cell>
          <table:table-cell office:value-type="float" office:value="28436" calcext:value-type="float">
            <text:p>28436</text:p>
          </table:table-cell>
        </table:table-row>
        <table:table-row table:style-name="ro2">
          <table:table-cell office:value-type="string" calcext:value-type="string">
            <text:p><text:a xlink:href="javascript:sym(20325)" xlink:type="simple">Maamba</text:a></text:p>
          </table:table-cell>
          <table:table-cell office:value-type="string" calcext:value-type="string">
            <text:p>SOU</text:p>
          </table:table-cell>
          <table:table-cell office:value-type="float" office:value="8817" calcext:value-type="float">
            <text:p>8817</text:p>
          </table:table-cell>
          <table:table-cell office:value-type="float" office:value="10415" calcext:value-type="float">
            <text:p>10415</text:p>
          </table:table-cell>
          <table:table-cell office:value-type="float" office:value="14322" calcext:value-type="float">
            <text:p>14322</text:p>
          </table:table-cell>
          <table:table-cell office:value-type="float" office:value="21676" calcext:value-type="float">
            <text:p>21676</text:p>
          </table:table-cell>
        </table:table-row>
        <table:table-row table:style-name="ro1">
          <table:table-cell office:value-type="string" calcext:value-type="string">
            <text:p><text:a xlink:href="javascript:sym(39062)" xlink:type="simple">Madido</text:a> (incl. Kapwayambale, Ngwerere)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0782" calcext:value-type="float">
            <text:p>80782</text:p>
          </table:table-cell>
        </table:table-row>
        <table:table-row table:style-name="ro2">
          <table:table-cell office:value-type="string" calcext:value-type="string">
            <text:p><text:a xlink:href="javascript:sym(363)" xlink:type="simple">Mansa</text:a></text:p>
          </table:table-cell>
          <table:table-cell office:value-type="string" calcext:value-type="string">
            <text:p>LUA</text:p>
          </table:table-cell>
          <table:table-cell office:value-type="float" office:value="37882" calcext:value-type="float">
            <text:p>37882</text:p>
          </table:table-cell>
          <table:table-cell office:value-type="float" office:value="41059" calcext:value-type="float">
            <text:p>41059</text:p>
          </table:table-cell>
          <table:table-cell office:value-type="float" office:value="78153" calcext:value-type="float">
            <text:p>78153</text:p>
          </table:table-cell>
          <table:table-cell office:value-type="float" office:value="170965" calcext:value-type="float">
            <text:p>170965</text:p>
          </table:table-cell>
        </table:table-row>
        <table:table-row table:style-name="ro2">
          <table:table-cell office:value-type="string" calcext:value-type="string">
            <text:p><text:a xlink:href="javascript:sym(39066)" xlink:type="simple">Manyama</text:a></text:p>
          </table:table-cell>
          <table:table-cell office:value-type="string" calcext:value-type="string">
            <text:p>NW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01" calcext:value-type="float">
            <text:p>4801</text:p>
          </table:table-cell>
          <table:table-cell office:value-type="float" office:value="28825" calcext:value-type="float">
            <text:p>28825</text:p>
          </table:table-cell>
        </table:table-row>
        <table:table-row table:style-name="ro3">
          <table:table-cell office:value-type="string" calcext:value-type="string">
            <text:p><text:a xlink:href="javascript:sym(35728)" xlink:type="simple">Manyinga</text:a> (Loloma)</text:p>
          </table:table-cell>
          <table:table-cell office:value-type="string" calcext:value-type="string">
            <text:p>NW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760" calcext:value-type="float">
            <text:p>12760</text:p>
          </table:table-cell>
          <table:table-cell office:value-type="float" office:value="19317" calcext:value-type="float">
            <text:p>19317</text:p>
          </table:table-cell>
        </table:table-row>
        <table:table-row table:style-name="ro2">
          <table:table-cell office:value-type="string" calcext:value-type="string">
            <text:p><text:a xlink:href="javascript:sym(39067)" xlink:type="simple">Mapalo</text:a></text:p>
          </table:table-cell>
          <table:table-cell office:value-type="string" calcext:value-type="string">
            <text:p>COP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986" calcext:value-type="float">
            <text:p>26986</text:p>
          </table:table-cell>
        </table:table-row>
        <table:table-row table:style-name="ro2">
          <table:table-cell office:value-type="string" calcext:value-type="string">
            <text:p><text:a xlink:href="javascript:sym(364)" xlink:type="simple">Mazabuka</text:a></text:p>
          </table:table-cell>
          <table:table-cell office:value-type="string" calcext:value-type="string">
            <text:p>SOU</text:p>
          </table:table-cell>
          <table:table-cell office:value-type="float" office:value="24596" calcext:value-type="float">
            <text:p>24596</text:p>
          </table:table-cell>
          <table:table-cell office:value-type="float" office:value="47148" calcext:value-type="float">
            <text:p>47148</text:p>
          </table:table-cell>
          <table:table-cell office:value-type="float" office:value="71700" calcext:value-type="float">
            <text:p>71700</text:p>
          </table:table-cell>
          <table:table-cell office:value-type="float" office:value="104412" calcext:value-type="float">
            <text:p>104412</text:p>
          </table:table-cell>
        </table:table-row>
        <table:table-row table:style-name="ro2">
          <table:table-cell office:value-type="string" calcext:value-type="string">
            <text:p><text:a xlink:href="javascript:sym(11968)" xlink:type="simple">Mbala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16936" calcext:value-type="float">
            <text:p>16936</text:p>
          </table:table-cell>
          <table:table-cell office:value-type="float" office:value="24010" calcext:value-type="float">
            <text:p>24010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2">
          <table:table-cell office:value-type="string" calcext:value-type="string">
            <text:p><text:a xlink:href="javascript:sym(21534)" xlink:type="simple">Mkushi</text:a></text:p>
          </table:table-cell>
          <table:table-cell office:value-type="string" calcext:value-type="string">
            <text:p>CEN</text:p>
          </table:table-cell>
          <table:table-cell office:value-type="float" office:value="7804" calcext:value-type="float">
            <text:p>7804</text:p>
          </table:table-cell>
          <table:table-cell office:value-type="float" office:value="10597" calcext:value-type="float">
            <text:p>10597</text:p>
          </table:table-cell>
          <table:table-cell office:value-type="float" office:value="19196" calcext:value-type="float">
            <text:p>19196</text:p>
          </table:table-cell>
          <table:table-cell office:value-type="float" office:value="45927" calcext:value-type="float">
            <text:p>45927</text:p>
          </table:table-cell>
        </table:table-row>
        <table:table-row table:style-name="ro2">
          <table:table-cell office:value-type="string" calcext:value-type="string">
            <text:p><text:a xlink:href="javascript:sym(365)" xlink:type="simple">Mongu</text:a></text:p>
          </table:table-cell>
          <table:table-cell office:value-type="string" calcext:value-type="string">
            <text:p>WES</text:p>
          </table:table-cell>
          <table:table-cell office:value-type="float" office:value="29302" calcext:value-type="float">
            <text:p>29302</text:p>
          </table:table-cell>
          <table:table-cell office:value-type="float" office:value="44310" calcext:value-type="float">
            <text:p>44310</text:p>
          </table:table-cell>
          <table:table-cell office:value-type="float" office:value="49818" calcext:value-type="float">
            <text:p>49818</text:p>
          </table:table-cell>
          <table:table-cell office:value-type="float" office:value="111450" calcext:value-type="float">
            <text:p>111450</text:p>
          </table:table-cell>
        </table:table-row>
        <table:table-row table:style-name="ro2">
          <table:table-cell office:value-type="string" calcext:value-type="string">
            <text:p><text:a xlink:href="javascript:sym(11965)" xlink:type="simple">Monze</text:a></text:p>
          </table:table-cell>
          <table:table-cell office:value-type="string" calcext:value-type="string">
            <text:p>SOU</text:p>
          </table:table-cell>
          <table:table-cell office:value-type="float" office:value="15910" calcext:value-type="float">
            <text:p>15910</text:p>
          </table:table-cell>
          <table:table-cell office:value-type="float" office:value="24603" calcext:value-type="float">
            <text:p>24603</text:p>
          </table:table-cell>
          <table:table-cell office:value-type="float" office:value="39752" calcext:value-type="float">
            <text:p>39752</text:p>
          </table:table-cell>
          <table:table-cell office:value-type="float" office:value="60281" calcext:value-type="float">
            <text:p>60281</text:p>
          </table:table-cell>
        </table:table-row>
        <table:table-row table:style-name="ro2">
          <table:table-cell office:value-type="string" calcext:value-type="string">
            <text:p><text:a xlink:href="javascript:sym(366)" xlink:type="simple">Mpika</text:a></text:p>
          </table:table-cell>
          <table:table-cell office:value-type="string" calcext:value-type="string">
            <text:p>MUC</text:p>
          </table:table-cell>
          <table:table-cell office:value-type="float" office:value="20950" calcext:value-type="float">
            <text:p>20950</text:p>
          </table:table-cell>
          <table:table-cell office:value-type="float" office:value="25856" calcext:value-type="float">
            <text:p>25856</text:p>
          </table:table-cell>
          <table:table-cell office:value-type="float" office:value="39724" calcext:value-type="float">
            <text:p>39724</text:p>
          </table:table-cell>
          <table:table-cell office:value-type="float" office:value="63740" calcext:value-type="float">
            <text:p>63740</text:p>
          </table:table-cell>
        </table:table-row>
        <table:table-row table:style-name="ro3">
          <table:table-cell office:value-type="string" calcext:value-type="string">
            <text:p><text:a xlink:href="javascript:sym(35714)" xlink:type="simple">Mpongwe</text:a> (Mpelembe)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79" calcext:value-type="float">
            <text:p>14979</text:p>
          </table:table-cell>
          <table:table-cell office:value-type="float" office:value="25388" calcext:value-type="float">
            <text:p>25388</text:p>
          </table:table-cell>
        </table:table-row>
        <table:table-row table:style-name="ro2">
          <table:table-cell office:value-type="string" calcext:value-type="string">
            <text:p><text:a xlink:href="javascript:sym(31482)" xlink:type="simple">Mporokoso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2980" calcext:value-type="float">
            <text:p>2980</text:p>
          </table:table-cell>
          <table:table-cell office:value-type="float" office:value="15556" calcext:value-type="float">
            <text:p>15556</text:p>
          </table:table-cell>
          <table:table-cell office:value-type="float" office:value="30381" calcext:value-type="float">
            <text:p>30381</text:p>
          </table:table-cell>
        </table:table-row>
        <table:table-row table:style-name="ro2">
          <table:table-cell office:value-type="string" calcext:value-type="string">
            <text:p><text:a xlink:href="javascript:sym(31483)" xlink:type="simple">Mpulungu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7488" calcext:value-type="float">
            <text:p>7488</text:p>
          </table:table-cell>
          <table:table-cell office:value-type="float" office:value="29103" calcext:value-type="float">
            <text:p>29103</text:p>
          </table:table-cell>
          <table:table-cell office:value-type="float" office:value="55405" calcext:value-type="float">
            <text:p>55405</text:p>
          </table:table-cell>
        </table:table-row>
        <table:table-row table:style-name="ro2">
          <table:table-cell office:value-type="string" calcext:value-type="string">
            <text:p><text:a xlink:href="javascript:sym(367)" xlink:type="simple">Mufulira</text:a></text:p>
          </table:table-cell>
          <table:table-cell office:value-type="string" calcext:value-type="string">
            <text:p>COP</text:p>
          </table:table-cell>
          <table:table-cell office:value-type="float" office:value="123936" calcext:value-type="float">
            <text:p>123936</text:p>
          </table:table-cell>
          <table:table-cell office:value-type="float" office:value="122336" calcext:value-type="float">
            <text:p>122336</text:p>
          </table:table-cell>
          <table:table-cell office:value-type="float" office:value="151309" calcext:value-type="float">
            <text:p>151309</text:p>
          </table:table-cell>
          <table:table-cell office:value-type="float" office:value="169136" calcext:value-type="float">
            <text:p>169136</text:p>
          </table:table-cell>
        </table:table-row>
        <table:table-row table:style-name="ro2">
          <table:table-cell office:value-type="string" calcext:value-type="string">
            <text:p><text:a xlink:href="javascript:sym(35729)" xlink:type="simple">Mufumbwe</text:a>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5415" calcext:value-type="float">
            <text:p>5415</text:p>
          </table:table-cell>
          <table:table-cell office:value-type="float" office:value="9576" calcext:value-type="float">
            <text:p>9576</text:p>
          </table:table-cell>
          <table:table-cell office:value-type="float" office:value="25667" calcext:value-type="float">
            <text:p>25667</text:p>
          </table:table-cell>
        </table:table-row>
        <table:table-row table:style-name="ro2">
          <table:table-cell office:value-type="string" calcext:value-type="string">
            <text:p><text:a xlink:href="javascript:sym(11964)" xlink:type="simple">Mumbwa</text:a></text:p>
          </table:table-cell>
          <table:table-cell office:value-type="string" calcext:value-type="string">
            <text:p>CEN</text:p>
          </table:table-cell>
          <table:table-cell office:value-type="float" office:value="11015" calcext:value-type="float">
            <text:p>11015</text:p>
          </table:table-cell>
          <table:table-cell office:value-type="float" office:value="15949" calcext:value-type="float">
            <text:p>15949</text:p>
          </table:table-cell>
          <table:table-cell office:value-type="float" office:value="20390" calcext:value-type="float">
            <text:p>20390</text:p>
          </table:table-cell>
          <table:table-cell office:value-type="float" office:value="49461" calcext:value-type="float">
            <text:p>49461</text:p>
          </table:table-cell>
        </table:table-row>
        <table:table-row table:style-name="ro2">
          <table:table-cell office:value-type="string" calcext:value-type="string">
            <text:p><text:a xlink:href="javascript:sym(35724)" xlink:type="simple">Mungwi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5976" calcext:value-type="float">
            <text:p>5976</text:p>
          </table:table-cell>
          <table:table-cell office:value-type="float" office:value="7831" calcext:value-type="float">
            <text:p>7831</text:p>
          </table:table-cell>
          <table:table-cell office:value-type="float" office:value="12536" calcext:value-type="float">
            <text:p>12536</text:p>
          </table:table-cell>
        </table:table-row>
        <table:table-row table:style-name="ro3">
          <table:table-cell office:value-type="string" calcext:value-type="string">
            <text:p><text:a xlink:href="javascript:sym(31475)" xlink:type="simple">Mwansabombwe</text:a> (Kazembe)</text:p>
          </table:table-cell>
          <table:table-cell office:value-type="string" calcext:value-type="string">
            <text:p>LUA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...</text:p>
          </table:table-cell>
          <table:table-cell office:value-type="float" office:value="10801" calcext:value-type="float">
            <text:p>10801</text:p>
          </table:table-cell>
          <table:table-cell office:value-type="float" office:value="16077" calcext:value-type="float">
            <text:p>16077</text:p>
          </table:table-cell>
        </table:table-row>
        <table:table-row table:style-name="ro2">
          <table:table-cell office:value-type="string" calcext:value-type="string">
            <text:p><text:a xlink:href="javascript:sym(21535)" xlink:type="simple">Mwinilunga</text:a></text:p>
          </table:table-cell>
          <table:table-cell office:value-type="string" calcext:value-type="string">
            <text:p>NWE</text:p>
          </table:table-cell>
          <table:table-cell office:value-type="float" office:value="6342" calcext:value-type="float">
            <text:p>6342</text:p>
          </table:table-cell>
          <table:table-cell office:value-type="float" office:value="10745" calcext:value-type="float">
            <text:p>10745</text:p>
          </table:table-cell>
          <table:table-cell office:value-type="float" office:value="15704" calcext:value-type="float">
            <text:p>15704</text:p>
          </table:table-cell>
          <table:table-cell office:value-type="float" office:value="25425" calcext:value-type="float">
            <text:p>25425</text:p>
          </table:table-cell>
        </table:table-row>
        <table:table-row table:style-name="ro2">
          <table:table-cell office:value-type="string" calcext:value-type="string">
            <text:p><text:a xlink:href="javascript:sym(31478)" xlink:type="simple">Nakonde</text:a>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...</text:p>
          </table:table-cell>
          <table:table-cell office:value-type="float" office:value="9332" calcext:value-type="float">
            <text:p>9332</text:p>
          </table:table-cell>
          <table:table-cell office:value-type="float" office:value="41836" calcext:value-type="float">
            <text:p>41836</text:p>
          </table:table-cell>
          <table:table-cell office:value-type="float" office:value="91107" calcext:value-type="float">
            <text:p>91107</text:p>
          </table:table-cell>
        </table:table-row>
        <table:table-row table:style-name="ro4">
          <table:table-cell office:value-type="string" calcext:value-type="string">
            <text:p><text:a xlink:href="javascript:sym(39063)" xlink:type="simple">Namalombwe</text:a> (incl. Kalundu, New Farms, Kasupe)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7758" calcext:value-type="float">
            <text:p>97758</text:p>
          </table:table-cell>
        </table:table-row>
        <table:table-row table:style-name="ro2">
          <table:table-cell office:value-type="string" calcext:value-type="string">
            <text:p><text:a xlink:href="javascript:sym(35712)" xlink:type="simple">Nampundwe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59" calcext:value-type="float">
            <text:p>8959</text:p>
          </table:table-cell>
          <table:table-cell office:value-type="float" office:value="16396" calcext:value-type="float">
            <text:p>16396</text:p>
          </table:table-cell>
        </table:table-row>
        <table:table-row table:style-name="ro2">
          <table:table-cell office:value-type="string" calcext:value-type="string">
            <text:p><text:a xlink:href="javascript:sym(35730)" xlink:type="simple">Namwala</text:a>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4020" calcext:value-type="float">
            <text:p>4020</text:p>
          </table:table-cell>
          <table:table-cell office:value-type="float" office:value="5399" calcext:value-type="float">
            <text:p>5399</text:p>
          </table:table-cell>
          <table:table-cell office:value-type="float" office:value="15614" calcext:value-type="float">
            <text:p>15614</text:p>
          </table:table-cell>
        </table:table-row>
        <table:table-row table:style-name="ro2">
          <table:table-cell office:value-type="string" calcext:value-type="string">
            <text:p><text:a xlink:href="javascript:sym(11966)" xlink:type="simple">Nchelenge</text:a></text:p>
          </table:table-cell>
          <table:table-cell office:value-type="string" calcext:value-type="string">
            <text:p>LUA</text:p>
          </table:table-cell>
          <table:table-cell office:value-type="float" office:value="15436" calcext:value-type="float">
            <text:p>15436</text:p>
          </table:table-cell>
          <table:table-cell office:value-type="float" office:value="20709" calcext:value-type="float">
            <text:p>20709</text:p>
          </table:table-cell>
          <table:table-cell office:value-type="float" office:value="36894" calcext:value-type="float">
            <text:p>36894</text:p>
          </table:table-cell>
          <table:table-cell office:value-type="float" office:value="77746" calcext:value-type="float">
            <text:p>77746</text:p>
          </table:table-cell>
        </table:table-row>
        <table:table-row table:style-name="ro2">
          <table:table-cell office:value-type="string" calcext:value-type="string">
            <text:p><text:a xlink:href="javascript:sym(368)" xlink:type="simple">Ndola</text:a></text:p>
          </table:table-cell>
          <table:table-cell office:value-type="string" calcext:value-type="string">
            <text:p>COP</text:p>
          </table:table-cell>
          <table:table-cell office:value-type="float" office:value="329228" calcext:value-type="float">
            <text:p>329228</text:p>
          </table:table-cell>
          <table:table-cell office:value-type="float" office:value="374757" calcext:value-type="float">
            <text:p>374757</text:p>
          </table:table-cell>
          <table:table-cell office:value-type="float" office:value="451246" calcext:value-type="float">
            <text:p>451246</text:p>
          </table:table-cell>
          <table:table-cell office:value-type="float" office:value="627503" calcext:value-type="float">
            <text:p>627503</text:p>
          </table:table-cell>
        </table:table-row>
        <table:table-row table:style-name="ro2">
          <table:table-cell office:value-type="string" calcext:value-type="string">
            <text:p><text:a xlink:href="javascript:sym(39083)" xlink:type="simple">Ntandabale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254" calcext:value-type="float">
            <text:p>20254</text:p>
          </table:table-cell>
        </table:table-row>
        <table:table-row table:style-name="ro2">
          <table:table-cell office:value-type="string" calcext:value-type="string">
            <text:p><text:a xlink:href="javascript:sym(35715)" xlink:type="simple">Nyimba</text:a>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...</text:p>
          </table:table-cell>
          <table:table-cell office:value-type="float" office:value="1183" calcext:value-type="float">
            <text:p>1183</text:p>
          </table:table-cell>
          <table:table-cell office:value-type="float" office:value="6821" calcext:value-type="float">
            <text:p>6821</text:p>
          </table:table-cell>
          <table:table-cell office:value-type="float" office:value="19252" calcext:value-type="float">
            <text:p>19252</text:p>
          </table:table-cell>
        </table:table-row>
        <table:table-row table:style-name="ro2">
          <table:table-cell office:value-type="string" calcext:value-type="string">
            <text:p><text:a xlink:href="javascript:sym(39070)" xlink:type="simple">Palabana</text:a></text:p>
          </table:table-cell>
          <table:table-cell office:value-type="string" calcext:value-type="string">
            <text:p>LU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769" calcext:value-type="float">
            <text:p>19769</text:p>
          </table:table-cell>
        </table:table-row>
        <table:table-row table:style-name="ro2">
          <table:table-cell office:value-type="string" calcext:value-type="string">
            <text:p><text:a xlink:href="javascript:sym(26283)" xlink:type="simple">Petauke</text:a></text:p>
          </table:table-cell>
          <table:table-cell office:value-type="string" calcext:value-type="string">
            <text:p>EAS</text:p>
          </table:table-cell>
          <table:table-cell office:value-type="float" office:value="8148" calcext:value-type="float">
            <text:p>8148</text:p>
          </table:table-cell>
          <table:table-cell office:value-type="float" office:value="14578" calcext:value-type="float">
            <text:p>14578</text:p>
          </table:table-cell>
          <table:table-cell office:value-type="float" office:value="29728" calcext:value-type="float">
            <text:p>29728</text:p>
          </table:table-cell>
          <table:table-cell office:value-type="float" office:value="58156" calcext:value-type="float">
            <text:p>58156</text:p>
          </table:table-cell>
        </table:table-row>
        <table:table-row table:style-name="ro2">
          <table:table-cell office:value-type="string" calcext:value-type="string">
            <text:p><text:a xlink:href="javascript:sym(11967)" xlink:type="simple">Samfya</text:a></text:p>
          </table:table-cell>
          <table:table-cell office:value-type="string" calcext:value-type="string">
            <text:p>LUA</text:p>
          </table:table-cell>
          <table:table-cell office:value-type="float" office:value="12718" calcext:value-type="float">
            <text:p>12718</text:p>
          </table:table-cell>
          <table:table-cell office:value-type="float" office:value="17622" calcext:value-type="float">
            <text:p>17622</text:p>
          </table:table-cell>
          <table:table-cell office:value-type="float" office:value="19907" calcext:value-type="float">
            <text:p>19907</text:p>
          </table:table-cell>
          <table:table-cell office:value-type="float" office:value="51309" calcext:value-type="float">
            <text:p>51309</text:p>
          </table:table-cell>
        </table:table-row>
        <table:table-row table:style-name="ro2">
          <table:table-cell office:value-type="string" calcext:value-type="string">
            <text:p><text:a xlink:href="javascript:sym(31473)" xlink:type="simple">Senanga</text:a></text:p>
          </table:table-cell>
          <table:table-cell office:value-type="string" calcext:value-type="string">
            <text:p>WES</text:p>
          </table:table-cell>
          <table:table-cell office:value-type="float" office:value="7727" calcext:value-type="float">
            <text:p>7727</text:p>
          </table:table-cell>
          <table:table-cell office:value-type="float" office:value="9219" calcext:value-type="float">
            <text:p>9219</text:p>
          </table:table-cell>
          <table:table-cell office:value-type="float" office:value="14102" calcext:value-type="float">
            <text:p>14102</text:p>
          </table:table-cell>
          <table:table-cell office:value-type="float" office:value="20878" calcext:value-type="float">
            <text:p>20878</text:p>
          </table:table-cell>
        </table:table-row>
        <table:table-row table:style-name="ro2">
          <table:table-cell office:value-type="string" calcext:value-type="string">
            <text:p><text:a xlink:href="javascript:sym(31474)" xlink:type="simple">Serenje</text:a></text:p>
          </table:table-cell>
          <table:table-cell office:value-type="string" calcext:value-type="string">
            <text:p>CEN</text:p>
          </table:table-cell>
          <table:table-cell office:value-type="float" office:value="8265" calcext:value-type="float">
            <text:p>8265</text:p>
          </table:table-cell>
          <table:table-cell office:value-type="float" office:value="8577" calcext:value-type="float">
            <text:p>8577</text:p>
          </table:table-cell>
          <table:table-cell office:value-type="float" office:value="17754" calcext:value-type="float">
            <text:p>17754</text:p>
          </table:table-cell>
          <table:table-cell office:value-type="float" office:value="30217" calcext:value-type="float">
            <text:p>30217</text:p>
          </table:table-cell>
        </table:table-row>
        <table:table-row table:style-name="ro2">
          <table:table-cell office:value-type="string" calcext:value-type="string">
            <text:p><text:a xlink:href="javascript:sym(26286)" xlink:type="simple">Sesheke</text:a></text:p>
          </table:table-cell>
          <table:table-cell office:value-type="string" calcext:value-type="string">
            <text:p>WES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...</text:p>
          </table:table-cell>
          <table:table-cell office:value-type="float" office:value="13167" calcext:value-type="float">
            <text:p>13167</text:p>
          </table:table-cell>
          <table:table-cell office:value-type="float" office:value="29922" calcext:value-type="float">
            <text:p>29922</text:p>
          </table:table-cell>
        </table:table-row>
        <table:table-row table:style-name="ro2">
          <table:table-cell office:value-type="string" calcext:value-type="string">
            <text:p><text:a xlink:href="javascript:sym(26285)" xlink:type="simple">Siavonga</text:a></text:p>
          </table:table-cell>
          <table:table-cell office:value-type="string" calcext:value-type="string">
            <text:p>SOU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...</text:p>
          </table:table-cell>
          <table:table-cell office:value-type="float" office:value="11832" calcext:value-type="float">
            <text:p>11832</text:p>
          </table:table-cell>
          <table:table-cell office:value-type="float" office:value="26951" calcext:value-type="float">
            <text:p>26951</text:p>
          </table:table-cell>
        </table:table-row>
        <table:table-row table:style-name="ro2">
          <table:table-cell office:value-type="string" calcext:value-type="string">
            <text:p><text:a xlink:href="javascript:sym(39074)" xlink:type="simple">Sinazongwe</text:a></text:p>
          </table:table-cell>
          <table:table-cell office:value-type="string" calcext:value-type="string">
            <text:p>SO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191" calcext:value-type="float">
            <text:p>15191</text:p>
          </table:table-cell>
        </table:table-row>
        <table:table-row table:style-name="ro2">
          <table:table-cell office:value-type="string" calcext:value-type="string">
            <text:p><text:a xlink:href="javascript:sym(39071)" xlink:type="simple">Sinda</text:a>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61" calcext:value-type="float">
            <text:p>3461</text:p>
          </table:table-cell>
          <table:table-cell office:value-type="float" office:value="18716" calcext:value-type="float">
            <text:p>18716</text:p>
          </table:table-cell>
        </table:table-row>
        <table:table-row table:style-name="ro2">
          <table:table-cell office:value-type="string" calcext:value-type="string">
            <text:p><text:a xlink:href="javascript:sym(369)" xlink:type="simple">Solwezi</text:a></text:p>
          </table:table-cell>
          <table:table-cell office:value-type="string" calcext:value-type="string">
            <text:p>NWE</text:p>
          </table:table-cell>
          <table:table-cell office:value-type="float" office:value="23435" calcext:value-type="float">
            <text:p>23435</text:p>
          </table:table-cell>
          <table:table-cell office:value-type="float" office:value="38121" calcext:value-type="float">
            <text:p>38121</text:p>
          </table:table-cell>
          <table:table-cell office:value-type="float" office:value="90856" calcext:value-type="float">
            <text:p>90856</text:p>
          </table:table-cell>
          <table:table-cell office:value-type="float" office:value="301370" calcext:value-type="float">
            <text:p>301370</text:p>
          </table:table-cell>
        </table:table-row>
        <table:table-row table:style-name="ro2">
          <table:table-cell office:value-type="string" calcext:value-type="string">
            <text:p><text:a xlink:href="javascript:sym(31476)" xlink:type="simple">Zambezi</text:a></text:p>
          </table:table-cell>
          <table:table-cell office:value-type="string" calcext:value-type="string">
            <text:p>NWE</text:p>
          </table:table-cell>
          <table:table-cell office:value-type="float" office:value="5941" calcext:value-type="float">
            <text:p>5941</text:p>
          </table:table-cell>
          <table:table-cell office:value-type="float" office:value="6677" calcext:value-type="float">
            <text:p>6677</text:p>
          </table:table-cell>
          <table:table-cell office:value-type="float" office:value="10299" calcext:value-type="float">
            <text:p>10299</text:p>
          </table:table-cell>
          <table:table-cell office:value-type="float" office:value="26885" calcext:value-type="float">
            <text:p>26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7:58:23.683656400</meta:creation-date>
    <dc:date>2025-04-21T07:58:57.463002600</dc:date>
    <meta:editing-duration>PT34S</meta:editing-duration>
    <meta:editing-cycles>1</meta:editing-cycles>
    <meta:document-statistic meta:table-count="1" meta:cell-count="534" meta:object-count="0"/>
    <meta:generator>LibreOffice/25.2.2.2$Windows_X86_64 LibreOffice_project/7370d4be9e3cf6031a51beef54ff3bda878e3fac</meta:generator>
  </office:meta>
</office:document-meta>
</file>